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/>
    </style:style>
    <style:style style:name="P2" style:family="paragraph" style:parent-style-name="Standard">
      <style:paragraph-properties fo:line-height="150%" fo:text-align="end" style:justify-single-word="false"/>
      <style:text-properties style:font-name="Nimbus Roman" officeooo:rsid="00090cc8" officeooo:paragraph-rsid="00090cc8"/>
    </style:style>
    <style:style style:name="P3" style:family="paragraph" style:parent-style-name="Standard">
      <style:paragraph-properties fo:line-height="150%" fo:text-align="justify" style:justify-single-word="false"/>
      <style:text-properties style:font-name="Nimbus Roman" officeooo:rsid="00090cc8" officeooo:paragraph-rsid="00090cc8"/>
    </style:style>
    <style:style style:name="P4" style:family="paragraph" style:parent-style-name="Standard">
      <style:paragraph-properties fo:text-align="end" style:justify-single-word="false"/>
      <style:text-properties style:font-name="Nimbus Roman"/>
    </style:style>
    <style:style style:name="P5" style:family="paragraph" style:parent-style-name="Standard">
      <style:text-properties officeooo:rsid="00090cc8" officeooo:paragraph-rsid="00090cc8"/>
    </style:style>
    <style:style style:name="P6" style:family="paragraph" style:parent-style-name="Standard">
      <style:text-properties officeooo:rsid="00097b0e" officeooo:paragraph-rsid="00097b0e"/>
    </style:style>
    <style:style style:name="P7" style:family="paragraph" style:parent-style-name="Standard">
      <style:paragraph-properties fo:text-align="end" style:justify-single-word="false"/>
      <style:text-properties officeooo:rsid="00097b0e" officeooo:paragraph-rsid="00097b0e"/>
    </style:style>
    <style:style style:name="P8" style:family="paragraph" style:parent-style-name="Text_20_body">
      <style:paragraph-properties fo:text-align="justify" style:justify-single-word="false"/>
      <style:text-properties style:font-name="Nimbus Roman"/>
    </style:style>
    <style:style style:name="T1" style:family="text">
      <style:text-properties officeooo:rsid="00090cc8"/>
    </style:style>
    <style:style style:name="T2" style:family="text">
      <style:text-properties officeooo:rsid="00097b0e"/>
    </style:style>
    <style:style style:name="T3" style:family="text">
      <style:text-properties officeooo:rsid="000a35eb"/>
    </style:style>
    <style:style style:name="T4" style:family="text">
      <style:text-properties officeooo:rsid="000b01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>Name: L<text:span text:style-name="T4">EWAL</text:span> B<text:span text:style-name="T4">OGALE</text:span></text:p>
      <text:p text:style-name="P5">Email:<text:a xlink:type="simple" xlink:href="mailto:lewalb231@gmail" text:style-name="Internet_20_link" text:visited-style-name="Visited_20_Internet_20_Link">lewalb231<text:span text:style-name="T2">@gmail</text:span></text:a></text:p>
      <text:p text:style-name="P6">Phone number:+251949472299</text:p>
      <text:p text:style-name="P6">Location: Addis Ababa</text:p>
      <text:p text:style-name="P7">To: Hibret Bank SC. Head Office</text:p>
      <text:p text:style-name="P7">Subject: Application for Employment</text:p>
      <text:p text:style-name="P7">Dear, Hibret Bank Head Office</text:p>
      <text:p text:style-name="P1"/>
      <text:p text:style-name="P1"/>
      <text:p text:style-name="P8">I am writing to express my keen interest in any suitable entry-level position at <text:span text:style-name="T1">Hibret Bank</text:span>. I recently earned my Bachelor's degree in Arts of Management and have completed an internship as a General Service Officer, which sparked my enthusiasm for working in a structured and client-oriented environment such as banking.</text:p>
      <text:p text:style-name="P8">During my internship, I gained valuable insights into administrative operations, customer service, and internal coordination. I was responsible for supporting day-to-day office functions, maintaining records, and assisting with client inquiries—experiences that have honed my attention to detail, communication skills, and ability to work in a team.</text:p>
      <text:p text:style-name="P8">Although I may not have direct banking experience, I am a fast learner with a strong academic foundation in management principles. I am eager to contribute to your institution’s goals and grow professionally in the dynamic environment of banking. I am confident that my enthusiasm, reliability, and commitment to excellence will make me a valuable asset to your team.</text:p>
      <text:p text:style-name="P8">I am particularly drawn to <text:span text:style-name="T1">Hibret</text:span> Bank due to its reputation for customer focus, innovation, nation wide reach, commitment to employee development of excellence and its significant role in the Ethiopian financial landscape. I am confident that my skills and my dedication would make me a valuable asset to your team.</text:p>
      <text:p text:style-name="P8">Thank you for considering my application. I would welcome the opportunity to further discuss how my background and ambitions align with the needs of <text:span text:style-name="T1">Hibret Bank</text:span>. Please find my resume attached for your review.</text:p>
      <text:p text:style-name="Standard"/>
      <text:p text:style-name="P4"><text:span text:style-name="T1">Sincerely, Lewal Bogale</text:span></text:p>
      <text:p text:style-name="P2">Signature <text:s text:c="22"/></text:p>
      <text:p text:style-name="P3"/>
      <text:p text:style-name="P3">Ref:</text:p>
      <text:p text:style-name="P3">Ato Abate Baye</text:p>
      <text:p text:style-name="P3">Phone Number +2519<text:span text:style-name="T3">11</text:span>203726</text:p>
      <text:p text:style-name="P3"/>
      <text:p text:style-name="P3"/>
      <text:p text:style-name="P3"><text:tab/><text:tab/><text:tab/><text:tab/><text:tab/><text:tab/><text:tab/><text:tab/><text:tab/><text:tab/>Date: April 22,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1:59:52.553801072</meta:creation-date>
    <dc:date>2025-04-21T13:04:08.135452047</dc:date>
    <meta:editing-duration>PT30M2S</meta:editing-duration>
    <meta:editing-cycles>4</meta:editing-cycles>
    <meta:generator>LibreOffice/24.2.7.2$Linux_X86_64 LibreOffice_project/420$Build-2</meta:generator>
    <meta:print-date>2025-04-21T12:34:52.609150840</meta:print-date>
    <meta:printed-by>PDF files</meta:printed-by>
    <meta:document-statistic meta:table-count="0" meta:image-count="0" meta:object-count="0" meta:page-count="1" meta:paragraph-count="18" meta:word-count="281" meta:character-count="1873" meta:non-whitespace-character-count="1578"/>
  </office:meta>
</office:document-meta>
</file>